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P21" style:family="paragraph" style:parent-style-name="Standard">
      <style:text-properties officeooo:rsid="002df91d" officeooo:paragraph-rsid="002df91d" fo:background-color="transparent"/>
    </style:style>
    <style:style style:name="P22" style:family="paragraph" style:parent-style-name="Standard">
      <style:text-properties officeooo:rsid="002e9f8c" officeooo:paragraph-rsid="002e9f8c" fo:background-color="transparent"/>
    </style:style>
    <style:style style:name="P23" style:family="paragraph" style:parent-style-name="Standard">
      <style:text-properties officeooo:rsid="0037fc61" officeooo:paragraph-rsid="0037fc61" fo:background-color="transparent"/>
    </style:style>
    <style:style style:name="P24" style:family="paragraph" style:parent-style-name="Standard">
      <style:text-properties officeooo:rsid="0038f48d" officeooo:paragraph-rsid="0038f48d" fo:background-color="transparent"/>
    </style:style>
    <style:style style:name="P25" style:family="paragraph" style:parent-style-name="Standard">
      <style:text-properties officeooo:rsid="003a98d7" officeooo:paragraph-rsid="003a98d7" fo:background-color="transparent"/>
    </style:style>
    <style:style style:name="P26" style:family="paragraph" style:parent-style-name="Standard">
      <style:text-properties officeooo:rsid="0028d9bd" officeooo:paragraph-rsid="0028d9bd"/>
    </style:style>
    <style:style style:name="P27" style:family="paragraph" style:parent-style-name="Standard">
      <style:text-properties officeooo:rsid="00293216" officeooo:paragraph-rsid="00293216"/>
    </style:style>
    <style:style style:name="P28" style:family="paragraph" style:parent-style-name="Standard">
      <style:text-properties officeooo:rsid="00303bef" officeooo:paragraph-rsid="00303bef"/>
    </style:style>
    <style:style style:name="P29" style:family="paragraph" style:parent-style-name="Standard">
      <style:text-properties officeooo:rsid="0032fd3e" officeooo:paragraph-rsid="0032fd3e"/>
    </style:style>
    <style:style style:name="P30" style:family="paragraph" style:parent-style-name="Standard">
      <style:text-properties officeooo:rsid="002d6fdb" officeooo:paragraph-rsid="002d6fdb"/>
    </style:style>
    <style:style style:name="P31" style:family="paragraph" style:parent-style-name="Standard">
      <style:text-properties officeooo:rsid="0035ef4e" officeooo:paragraph-rsid="003639b1"/>
    </style:style>
    <style:style style:name="P32" style:family="paragraph" style:parent-style-name="Standard">
      <style:text-properties fo:font-weight="normal" officeooo:rsid="003a98d7" officeooo:paragraph-rsid="003a98d7" fo:background-color="transparent" style:font-weight-asian="normal" style:font-weight-complex="normal"/>
    </style:style>
    <style:style style:name="P33" style:family="paragraph" style:parent-style-name="Standard">
      <style:text-properties officeooo:rsid="00356c35" officeooo:paragraph-rsid="0037fc61"/>
    </style:style>
    <style:style style:name="P34" style:family="paragraph" style:parent-style-name="Standard">
      <style:text-properties officeooo:rsid="003ca0f9" officeooo:paragraph-rsid="003ca0f9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d6fdb" fo:background-color="#ffff00" loext:char-shading-value="0"/>
    </style:style>
    <style:style style:name="T3" style:family="text">
      <style:text-properties officeooo:rsid="002dbb5b" fo:background-color="#ffff00" loext:char-shading-value="0"/>
    </style:style>
    <style:style style:name="T4" style:family="text">
      <style:text-properties officeooo:rsid="00201422"/>
    </style:style>
    <style:style style:name="T5" style:family="text">
      <style:text-properties officeooo:rsid="00211367"/>
    </style:style>
    <style:style style:name="T6" style:family="text">
      <style:text-properties officeooo:rsid="002a7523"/>
    </style:style>
    <style:style style:name="T7" style:family="text">
      <style:text-properties officeooo:rsid="002dbb5b"/>
    </style:style>
    <style:style style:name="T8" style:family="text">
      <style:text-properties officeooo:rsid="0032240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c86f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ODO:</text:p>
      <text:p text:style-name="P28">1.<text:tab/>公司logo.js,<text:span text:style-name="T8">logo.png(样式修改.),logo.gif,logo.jpg.</text:span></text:p>
      <text:p text:style-name="P29">2.<text:tab/>在afanty3d.js中添加logo模块儿。</text:p>
      <text:p text:style-name="P33">3.<text:tab/>收集字体,<text:span text:style-name="T7">将文字字库按照unicode编码格式拆分,并统一命名,在afanty3d内增加及时加载js模块功能.</text:span></text:p>
      <text:p text:style-name="P34"/>
      <text:p text:style-name="P29"/>
      <text:p text:style-name="P1">通用功能</text:p>
      <text:p text:style-name="P26">1.<text:tab/>状态管理器</text:p>
      <text:p text:style-name="P26">2.<text:tab/>场景init。</text:p>
      <text:p text:style-name="P26">3.<text:tab/>公司logo，版权信息。</text:p>
      <text:p text:style-name="P27">4.<text:tab/>体验功能注释，<text:span text:style-name="T6">增加体验说明语句，“亲，您目前访问的是体验页面，为开放全部<text:tab/>功能，请见谅。”</text:span></text:p>
      <text:p text:style-name="P30">5.<text:tab/>中文字体路径，opentype.js，typeface.<text:span text:style-name="T7">js,</text:span></text:p>
      <text:p text:style-name="P30">6.<text:tab/><text:span text:style-name="T1">创建afanty3d，github项目。</text:span></text:p>
      <text:p text:style-name="P31"><text:span text:style-name="T1">7.<text:tab/>英文艺术字体转换.</text:span><text:span text:style-name="T2">typeface.</text:span><text:span text:style-name="T3">js</text:span></text:p>
      <text:p text:style-name="P26"/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21">8.<text:tab/>包含afanty3d.js和signals.js</text:p>
      <text:p text:style-name="P22">9.<text:tab/>包含logo canvas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添加菜单控制模块，单击命令按钮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艺术贴花样式。</text:p>
      <text:p text:style-name="P17"><text:soft-page-break/>6.<text:tab/>添加更改服装底色模块，服装样式模块。</text:p>
      <text:p text:style-name="P18">7.<text:tab/>添加保存用户定义属性模块。</text:p>
      <text:p text:style-name="P19">8.<text:tab/>添加随机贴花模块。</text:p>
      <text:p text:style-name="P20"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5">，按照圆环的弧度放置</text:span></text:p>
      <text:p text:style-name="P12"><text:span text:style-name="T5">3.<text:tab/></text:span>合并webgl_<text:span text:style-name="T4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  <text:p text:style-name="P13"/>
      <text:p text:style-name="P13">包装盒定制</text:p>
      <text:p text:style-name="P23">1.<text:tab/>方盒,长宽高,壁厚</text:p>
      <text:p text:style-name="P24">2.<text:tab/>底色,图案,文字贴图.</text:p>
      <text:p text:style-name="P25">3.<text:tab/>添加<text:span text:style-name="T9">webgl_geometry_shapes.html </text:span><text:span text:style-name="T10">中的</text:span><text:span text:style-name="T9"> roundrect,并按照要求修改.</text:span></text:p>
      <text:p text:style-name="P32">4. 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24T21:00:42.717318813</dc:date>
    <meta:editing-duration>P1DT5H13M47S</meta:editing-duration>
    <meta:editing-cycles>53</meta:editing-cycles>
    <meta:generator>LibreOffice/4.3.3.2$Linux_X86_64 LibreOffice_project/430m0$Build-2</meta:generator>
    <meta:document-statistic meta:table-count="0" meta:image-count="0" meta:object-count="0" meta:page-count="2" meta:paragraph-count="52" meta:word-count="780" meta:character-count="1317" meta:non-whitespace-character-count="1258"/>
  </office:meta>
</office:document-meta>
</file>